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railroad car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points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</table:table-row>
        <table:table-row table:style-name="ro1">
          <table:table-cell/>
          <table:table-cell office:value-type="string">
            <text:p>car</text:p>
          </table:table-cell>
          <table:table-cell office:value-type="float" office:value="0">
            <text:p>0</text:p>
          </table:table-cell>
          <table:table-cell office:value-type="string">
            <text:p>Railroad car worth 0 points during scoring</text:p>
          </table:table-cell>
          <table:table-cell office:value-type="string">
            <text:p>images: 1vs 1-50</text:p>
          </table:table-cell>
        </table:table-row>
        <table:table-row table:style-name="ro1">
          <table:table-cell/>
          <table:table-cell office:value-type="string">
            <text:p>car</text:p>
          </table:table-cell>
          <table:table-cell office:value-type="float" office:value="1">
            <text:p>1</text:p>
          </table:table-cell>
          <table:table-cell office:value-type="string">
            <text:p>Railroad car worth 1 points during scoring</text:p>
          </table:table-cell>
          <table:table-cell office:value-type="string">
            <text:p>images: 1rs 1-50</text:p>
          </table:table-cell>
        </table:table-row>
        <table:table-row table:style-name="ro1">
          <table:table-cell/>
          <table:table-cell office:value-type="string">
            <text:p>car</text:p>
          </table:table-cell>
          <table:table-cell office:value-type="float" office:value="2">
            <text:p>2</text:p>
          </table:table-cell>
          <table:table-cell office:value-type="string">
            <text:p>Railroad car worth 2 points during scoring</text:p>
          </table:table-cell>
          <table:table-cell office:value-type="string">
            <text:p>images: 1vs 51-74</text:p>
          </table:table-cell>
        </table:table-row>
        <table:table-row table:style-name="ro1">
          <table:table-cell/>
          <table:table-cell office:value-type="string">
            <text:p>car</text:p>
          </table:table-cell>
          <table:table-cell office:value-type="float" office:value="4">
            <text:p>4</text:p>
          </table:table-cell>
          <table:table-cell office:value-type="string">
            <text:p>Railroad car worth 4 points during scoring</text:p>
          </table:table-cell>
          <table:table-cell office:value-type="string">
            <text:p>images: 1rs 51-74</text:p>
          </table:table-cell>
        </table:table-row>
        <table:table-row table:style-name="ro1">
          <table:table-cell/>
          <table:table-cell office:value-type="string">
            <text:p>car</text:p>
          </table:table-cell>
          <table:table-cell office:value-type="float" office:value="7">
            <text:p>7</text:p>
          </table:table-cell>
          <table:table-cell office:value-type="string">
            <text:p>Railroad car worth 7 points during scoring</text:p>
          </table:table-cell>
          <table:table-cell office:value-type="string">
            <text:p>images: 1vs 75-94</text:p>
          </table:table-cell>
        </table:table-row>
        <table:table-row table:style-name="ro1">
          <table:table-cell/>
          <table:table-cell office:value-type="string">
            <text:p>car</text:p>
          </table:table-cell>
          <table:table-cell office:value-type="float" office:value="12">
            <text:p>12</text:p>
          </table:table-cell>
          <table:table-cell office:value-type="string">
            <text:p>Railroad car worth 12 points during scoring</text:p>
          </table:table-cell>
          <table:table-cell office:value-type="string">
            <text:p>images: 1rs 75-94</text:p>
          </table:table-cell>
        </table:table-row>
      </table:table>
      <table:table table:name="mail car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colour</text:p>
          </table:table-cell>
          <table:table-cell office:value-type="string">
            <text:p>action1</text:p>
          </table:table-cell>
          <table:table-cell office:value-type="string">
            <text:p>action2</text:p>
          </table:table-cell>
          <table:table-cell office:value-type="string">
            <text:p>imag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ilcar</text:p>
          </table:table-cell>
          <table:table-cell office:value-type="string">
            <text:p>red</text:p>
          </table:table-cell>
          <table:table-cell office:value-type="string">
            <text:p>coin2</text:p>
          </table:table-cell>
          <table:table-cell/>
          <table:table-cell office:value-type="string">
            <text:p>1vs 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ilcar</text:p>
          </table:table-cell>
          <table:table-cell office:value-type="string">
            <text:p>red</text:p>
          </table:table-cell>
          <table:table-cell table:number-columns-repeated="2" office:value-type="string">
            <text:p>upgrade01</text:p>
          </table:table-cell>
          <table:table-cell office:value-type="string">
            <text:p>1vs 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ilcar</text:p>
          </table:table-cell>
          <table:table-cell office:value-type="string">
            <text:p>red</text:p>
          </table:table-cell>
          <table:table-cell office:value-type="string">
            <text:p>conductor2move2</text:p>
          </table:table-cell>
          <table:table-cell/>
          <table:table-cell office:value-type="string">
            <text:p>1vs 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lcar</text:p>
          </table:table-cell>
          <table:table-cell office:value-type="string">
            <text:p>red</text:p>
          </table:table-cell>
          <table:table-cell office:value-type="string">
            <text:p>trainmove2</text:p>
          </table:table-cell>
          <table:table-cell/>
          <table:table-cell office:value-type="string">
            <text:p>1vs 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lcar</text:p>
          </table:table-cell>
          <table:table-cell office:value-type="string">
            <text:p>yellow</text:p>
          </table:table-cell>
          <table:table-cell office:value-type="string">
            <text:p>coin2</text:p>
          </table:table-cell>
          <table:table-cell/>
          <table:table-cell office:value-type="string">
            <text:p>1vs 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lcar</text:p>
          </table:table-cell>
          <table:table-cell office:value-type="string">
            <text:p>yellow</text:p>
          </table:table-cell>
          <table:table-cell table:number-columns-repeated="2" office:value-type="string">
            <text:p>upgrade01</text:p>
          </table:table-cell>
          <table:table-cell office:value-type="string">
            <text:p>1vs 1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ilcar</text:p>
          </table:table-cell>
          <table:table-cell office:value-type="string">
            <text:p>yellow</text:p>
          </table:table-cell>
          <table:table-cell office:value-type="string">
            <text:p>conductor2move2</text:p>
          </table:table-cell>
          <table:table-cell/>
          <table:table-cell office:value-type="string">
            <text:p>1vs 1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ilcar</text:p>
          </table:table-cell>
          <table:table-cell office:value-type="string">
            <text:p>yellow</text:p>
          </table:table-cell>
          <table:table-cell office:value-type="string">
            <text:p>trainmove2</text:p>
          </table:table-cell>
          <table:table-cell/>
          <table:table-cell office:value-type="string">
            <text:p>1vs 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ilcar</text:p>
          </table:table-cell>
          <table:table-cell office:value-type="string">
            <text:p>blue</text:p>
          </table:table-cell>
          <table:table-cell office:value-type="string">
            <text:p>coin2</text:p>
          </table:table-cell>
          <table:table-cell/>
          <table:table-cell office:value-type="string">
            <text:p>1vs 1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ilcar</text:p>
          </table:table-cell>
          <table:table-cell office:value-type="string">
            <text:p>blue</text:p>
          </table:table-cell>
          <table:table-cell table:number-columns-repeated="2" office:value-type="string">
            <text:p>upgrade01</text:p>
          </table:table-cell>
          <table:table-cell office:value-type="string">
            <text:p>1vs 1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ilcar</text:p>
          </table:table-cell>
          <table:table-cell office:value-type="string">
            <text:p>blue</text:p>
          </table:table-cell>
          <table:table-cell office:value-type="string">
            <text:p>conductor2move2</text:p>
          </table:table-cell>
          <table:table-cell/>
          <table:table-cell office:value-type="string">
            <text:p>1vs 1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ilcar</text:p>
          </table:table-cell>
          <table:table-cell office:value-type="string">
            <text:p>blue</text:p>
          </table:table-cell>
          <table:table-cell office:value-type="string">
            <text:p>trainmove2</text:p>
          </table:table-cell>
          <table:table-cell/>
          <table:table-cell office:value-type="string">
            <text:p>1vs 1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ilcar</text:p>
          </table:table-cell>
          <table:table-cell office:value-type="string">
            <text:p>green</text:p>
          </table:table-cell>
          <table:table-cell office:value-type="string">
            <text:p>coin2</text:p>
          </table:table-cell>
          <table:table-cell/>
          <table:table-cell office:value-type="string">
            <text:p>1vs 1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ilcar</text:p>
          </table:table-cell>
          <table:table-cell office:value-type="string">
            <text:p>green</text:p>
          </table:table-cell>
          <table:table-cell table:number-columns-repeated="2" office:value-type="string">
            <text:p>upgrade01</text:p>
          </table:table-cell>
          <table:table-cell office:value-type="string">
            <text:p>1vs 1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ilcar</text:p>
          </table:table-cell>
          <table:table-cell office:value-type="string">
            <text:p>green</text:p>
          </table:table-cell>
          <table:table-cell office:value-type="string">
            <text:p>conductor2move2</text:p>
          </table:table-cell>
          <table:table-cell/>
          <table:table-cell office:value-type="string">
            <text:p>1vs 1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ilcar</text:p>
          </table:table-cell>
          <table:table-cell office:value-type="string">
            <text:p>green</text:p>
          </table:table-cell>
          <table:table-cell office:value-type="string">
            <text:p>trainmove2</text:p>
          </table:table-cell>
          <table:table-cell/>
          <table:table-cell office:value-type="string">
            <text:p>1vs 110</text:p>
          </table:table-cell>
        </table:table-row>
      </table:table>
      <table:table table:name="actions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ction</text:p>
          </table:table-cell>
          <table:table-cell office:value-type="string">
            <text:p>description</text:p>
          </table:table-cell>
        </table:table-row>
        <table:table-row table:style-name="ro1">
          <table:table-cell/>
          <table:table-cell office:value-type="string">
            <text:p>coin2</text:p>
          </table:table-cell>
          <table:table-cell office:value-type="string">
            <text:p>Gain 2 coins</text:p>
          </table:table-cell>
        </table:table-row>
        <table:table-row table:style-name="ro1">
          <table:table-cell/>
          <table:table-cell office:value-type="string">
            <text:p>upgrade01</text:p>
          </table:table-cell>
          <table:table-cell office:value-type="string">
            <text:p>Upgrade one car from value 0 to value 1</text:p>
          </table:table-cell>
        </table:table-row>
        <table:table-row table:style-name="ro1">
          <table:table-cell/>
          <table:table-cell office:value-type="string">
            <text:p>conductor2move2</text:p>
          </table:table-cell>
          <table:table-cell office:value-type="string">
            <text:p>Advance both your conductors 2 positions</text:p>
          </table:table-cell>
        </table:table-row>
        <table:table-row table:style-name="ro1">
          <table:table-cell/>
          <table:table-cell office:value-type="string">
            <text:p>trainmove2</text:p>
          </table:table-cell>
          <table:table-cell office:value-type="string">
            <text:p>Advance your locomotive 2 stations</text:p>
          </table:table-cell>
        </table:table-row>
        <table:table-row table:style-name="ro1">
          <table:table-cell/>
          <table:table-cell office:value-type="string">
            <text:p>bonusstationpoints2</text:p>
          </table:table-cell>
          <table:table-cell office:value-type="string">
            <text:p>Gain 2 points for each bonus action station that your locomotive has moved onto or past</text:p>
          </table:table-cell>
        </table:table-row>
      </table:table>
      <table:table table:name="route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set</text:p>
          </table:table-cell>
          <table:table-cell office:value-type="string">
            <text:p>stage</text:p>
          </table:table-cell>
          <table:table-cell office:value-type="string">
            <text:p>stations</text:p>
          </table:table-cell>
          <table:table-cell office:value-type="string">
            <text:p>pointstation</text:p>
          </table:table-cell>
          <table:table-cell office:value-type="string">
            <text:p>bonusstation</text:p>
          </table:table-cell>
          <table:table-cell office:value-type="string">
            <text:p>points</text:p>
          </table:table-cell>
          <table:table-cell office:value-type="string">
            <text:p>action1</text:p>
          </table:table-cell>
          <table:table-cell office:value-type="string">
            <text:p>action2</text:p>
          </table:table-cell>
          <table:table-cell office:value-type="string">
            <text:p>action3</text:p>
          </table:table-cell>
          <table:table-cell office:value-type="string">
            <text:p>action4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route</text:p>
          </table:table-cell>
          <table:table-cell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nductor2move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trainmove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gaincar0</text:p>
          </table:table-cell>
          <table:table-cell office:value-type="string">
            <text:p>upgrade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onductor1move1</text:p>
          </table:table-cell>
          <table:table-cell table:number-columns-repeated="2" office:value-type="string">
            <text:p>gaincar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ainmove2</text:p>
          </table:table-cell>
          <table:table-cell office:value-type="string">
            <text:p>gaincar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gaincar0</text:p>
          </table:table-cell>
          <table:table-cell office:value-type="string">
            <text:p>upgrade01</text:p>
          </table:table-cell>
          <table:table-cell office:value-type="string">
            <text:p>upgrade1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onusstationpoints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ainmove1</text:p>
          </table:table-cell>
          <table:table-cell office:value-type="string">
            <text:p>upgradea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ainmove2</text:p>
          </table:table-cell>
          <table:table-cell office:value-type="string">
            <text:p>upgrade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gaincar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nductor1move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aincar0</text:p>
          </table:table-cell>
          <table:table-cell office:value-type="string">
            <text:p>upgrade01</text:p>
          </table:table-cell>
          <table:table-cell office:value-type="string">
            <text:p>upgrade1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upgradea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oin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pgradea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trainmove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gaincar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/>
        </table:table-row>
      </table:table>
      <table:table table:name="action cards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set</text:p>
          </table:table-cell>
          <table:table-cell office:value-type="string">
            <text:p>stage</text:p>
          </table:table-cell>
          <table:table-cell office:value-type="string">
            <text:p>count</text:p>
          </table:table-cell>
          <table:table-cell office:value-type="string">
            <text:p>action1</text:p>
          </table:table-cell>
          <table:table-cell office:value-type="string">
            <text:p>action2</text:p>
          </table:table-cell>
          <table:table-cell office:value-type="string">
            <text:p>action3</text:p>
          </table:table-cell>
          <table:table-cell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onductor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nductor2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onductor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nductor2move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locomotiv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ain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locomotiv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ainmove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upgrade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grade01</text:p>
          </table:table-cell>
          <table:table-cell office:value-type="string">
            <text:p>upgrade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aincar0</text:p>
          </table:table-cell>
          <table:table-cell office:value-type="string">
            <text:p>upgrade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gaincar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gaincar0</text:p>
          </table:table-cell>
          <table:table-cell office:value-type="string">
            <text:p>upgrade01</text:p>
          </table:table-cell>
          <table:table-cell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locomotive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rainmove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locomotive</text:p>
          </table:table-cell>
          <table:table-cell office:value-type="string">
            <text:p>x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ain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onductor</text:p>
          </table:table-cell>
          <table:table-cell office:value-type="string">
            <text:p>x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nductor2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onductor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onductor2move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onductor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nductor2move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aincar0</text:p>
          </table:table-cell>
          <table:table-cell office:value-type="string">
            <text:p>upgrade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gaincar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upgrade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pgrade12</text:p>
          </table:table-cell>
          <table:table-cell office:value-type="string">
            <text:p>upgrade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upgrade01</text:p>
          </table:table-cell>
          <table:table-cell office:value-type="string">
            <text:p>upgrade24</text:p>
          </table:table-cell>
          <table:table-cell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onductor</text:p>
          </table:table-cell>
          <table:table-cell office:value-type="string">
            <text:p>x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nductor2move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onductor</text:p>
          </table:table-cell>
          <table:table-cell office:value-type="string">
            <text:p>x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nductor2move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locomotive</text:p>
          </table:table-cell>
          <table:table-cell office:value-type="string">
            <text:p>x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ainmove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locomotiv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ain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locomotiv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ainmove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pgrade12</text:p>
          </table:table-cell>
          <table:table-cell office:value-type="string">
            <text:p>upgrade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pgrade24</text:p>
          </table:table-cell>
          <table:table-cell office:value-type="string">
            <text:p>upgrade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pgrade01</text:p>
          </table:table-cell>
          <table:table-cell office:value-type="string">
            <text:p>upgrade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aincar0</text:p>
          </table:table-cell>
          <table:table-cell office:value-type="string">
            <text:p>upgrade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upgrade01</text:p>
          </table:table-cell>
          <table:table-cell office:value-type="string">
            <text:p>upgradeany</text:p>
          </table:table-cell>
          <table:table-cell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cars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upgrade24</text:p>
          </table:table-cell>
          <table:table-cell office:value-type="string">
            <text:p>upgrade47</text:p>
          </table:table-cell>
          <table:table-cell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oney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in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elebrity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postcar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one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in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elebrity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postcard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oney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in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celebrity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postcar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endgam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akeendga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endgame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akeendga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endgame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akeendga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oney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in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oney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in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one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in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endgam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akeendga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destroy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take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gaincar0</text:p>
          </table:table-cell>
          <table:table-cell office:value-type="string">
            <text:p>trainmove2</text:p>
          </table:table-cell>
          <table:table-cell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take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nductor1move2</text:p>
          </table:table-cell>
          <table:table-cell office:value-type="string">
            <text:p>coin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give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aincar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give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nductor2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give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ain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destroy</text:p>
          </table:table-cell>
          <table:table-cell office:value-type="string">
            <text:p>c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tak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inmove2</text:p>
          </table:table-cell>
          <table:table-cell office:value-type="string">
            <text:p>coin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tak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gaincar0</text:p>
          </table:table-cell>
          <table:table-cell office:value-type="string">
            <text:p>conductor1move2</text:p>
          </table:table-cell>
          <table:table-cell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giv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in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giv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nductor2move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takeendgame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akeendga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destroy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take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pgradeany</text:p>
          </table:table-cell>
          <table:table-cell office:value-type="string">
            <text:p>coin1</text:p>
          </table:table-cell>
          <table:table-cell office:value-type="string">
            <text:p>upgradeany</text:p>
          </table:table-cell>
          <table:table-cell office:value-type="string">
            <text:p>coin1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take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ainmove3</text:p>
          </table:table-cell>
          <table:table-cell office:value-type="string">
            <text:p>conductor1move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give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in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evidencegive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nductor2move1</text:p>
          </table:table-cell>
          <table:table-cell table:number-columns-repeated="3"/>
        </table:table-row>
      </table:table>
      <table:table table:name="gameend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points</text:p>
          </table:table-cell>
          <table:table-cell office:value-type="string">
            <text:p>count</text:p>
          </table:table-cell>
          <table:table-cell office:value-type="string">
            <text:p>action1</text:p>
          </table:table-cell>
          <table:table-cell office:value-type="string">
            <text:p>action2</text:p>
          </table:table-cell>
          <table:table-cell office:value-type="string">
            <text:p>action3</text:p>
          </table:table-cell>
        </table:table-row>
        <table:table-row table:style-name="ro1">
          <table:table-cell/>
          <table:table-cell office:value-type="string">
            <text:p>gameend</text:p>
          </table:table-cell>
          <table:table-cell office:value-type="string">
            <text:p>locomotiv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ainmove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meend</text:p>
          </table:table-cell>
          <table:table-cell office:value-type="string">
            <text:p>locomoti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rainmove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meend</text:p>
          </table:table-cell>
          <table:table-cell office:value-type="string">
            <text:p>conducto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onductor2move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meend</text:p>
          </table:table-cell>
          <table:table-cell office:value-type="string">
            <text:p>conducto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onductor2move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meend</text:p>
          </table:table-cell>
          <table:table-cell office:value-type="string">
            <text:p>taketr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pgrade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meend</text:p>
          </table:table-cell>
          <table:table-cell office:value-type="string">
            <text:p>taketr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pgrade01</text:p>
          </table:table-cell>
          <table:table-cell table:number-columns-repeated="2"/>
        </table:table-row>
      </table:table>
      <table:table table:name="contract" table:style-name="ta1" table:print="false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set</text:p>
          </table:table-cell>
          <table:table-cell office:value-type="string">
            <text:p>stage</text:p>
          </table:table-cell>
          <table:table-cell office:value-type="string">
            <text:p>requirementcount</text:p>
          </table:table-cell>
          <table:table-cell office:value-type="string">
            <text:p>requirementtype</text:p>
          </table:table-cell>
          <table:table-cell office:value-type="string">
            <text:p>reward1</text:p>
          </table:table-cell>
          <table:table-cell office:value-type="string">
            <text:p>reward2</text:p>
          </table:table-cell>
          <table:table-cell office:value-type="string">
            <text:p>reward3</text:p>
          </table:table-cell>
          <table:table-cell office:value-type="string">
            <text:p>reward4</text:p>
          </table:table-cell>
        </table:table-row>
        <table:table-row table:style-name="ro1">
          <table:table-cell/>
          <table:table-cell office:value-type="string">
            <text:p>contract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elebpost</text:p>
          </table:table-cell>
          <table:table-cell office:value-type="string">
            <text:p>coin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lebpost</text:p>
          </table:table-cell>
          <table:table-cell table:number-columns-repeated="2" office:value-type="string">
            <text:p>upgrade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ocomotive12</text:p>
          </table:table-cell>
          <table:table-cell office:value-type="string">
            <text:p>takeendgame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nductorlocomotive1</text:p>
          </table:table-cell>
          <table:table-cell table:number-columns-repeated="3" office:value-type="string">
            <text:p>upgradean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nductormail</text:p>
          </table:table-cell>
          <table:table-cell table:number-columns-repeated="2" office:value-type="string">
            <text:p>upgradeany</text:p>
          </table:table-cell>
          <table:table-cell office:value-type="string">
            <text:p>points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elebpost</text:p>
          </table:table-cell>
          <table:table-cell office:value-type="string">
            <text:p>points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uggage</text:p>
          </table:table-cell>
          <table:table-cell office:value-type="string">
            <text:p>coin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assenger</text:p>
          </table:table-cell>
          <table:table-cell table:number-columns-repeated="2" office:value-type="string">
            <text:p>upgrade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assenger</text:p>
          </table:table-cell>
          <table:table-cell table:number-columns-repeated="2" office:value-type="string">
            <text:p>gaincar0</text:p>
          </table:table-cell>
          <table:table-cell office:value-type="string">
            <text:p>points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uggage</text:p>
          </table:table-cell>
          <table:table-cell office:value-type="string">
            <text:p>coin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1111x2</text:p>
          </table:table-cell>
          <table:table-cell table:number-columns-repeated="3" office:value-type="string">
            <text:p>upgradeany</text:p>
          </table:table-cell>
          <table:table-cell office:value-type="string">
            <text:p>points6</text:p>
          </table:table-cell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442x2</text:p>
          </table:table-cell>
          <table:table-cell office:value-type="string">
            <text:p>movetrain1</text:p>
          </table:table-cell>
          <table:table-cell office:value-type="string">
            <text:p>upgradeany</text:p>
          </table:table-cell>
          <table:table-cell office:value-type="string">
            <text:p>points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774x2</text:p>
          </table:table-cell>
          <table:table-cell office:value-type="string">
            <text:p>movetrain1</text:p>
          </table:table-cell>
          <table:table-cell office:value-type="string">
            <text:p>conductor2move2</text:p>
          </table:table-cell>
          <table:table-cell office:value-type="string">
            <text:p>points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r12127x2</text:p>
          </table:table-cell>
          <table:table-cell office:value-type="string">
            <text:p>movetrain1</text:p>
          </table:table-cell>
          <table:table-cell office:value-type="string">
            <text:p>upgradeany</text:p>
          </table:table-cell>
          <table:table-cell office:value-type="string">
            <text:p>points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11x2</text:p>
          </table:table-cell>
          <table:table-cell table:number-columns-repeated="3" office:value-type="string">
            <text:p>upgrade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22</text:p>
          </table:table-cell>
          <table:table-cell table:number-columns-repeated="3" office:value-type="string">
            <text:p>gaincar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421</text:p>
          </table:table-cell>
          <table:table-cell table:number-columns-repeated="2" office:value-type="string">
            <text:p>gaincar0</text:p>
          </table:table-cell>
          <table:table-cell office:value-type="string">
            <text:p>points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ar1</text:p>
          </table:table-cell>
          <table:table-cell table:number-columns-repeated="3" office:value-type="string">
            <text:p>upgradeany</text:p>
          </table:table-cell>
          <table:table-cell office:value-type="string">
            <text:p>points6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rmail</text:p>
          </table:table-cell>
          <table:table-cell table:number-columns-repeated="2" office:value-type="string">
            <text:p>upgrade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ntracts</text:p>
          </table:table-cell>
          <table:table-cell office:value-type="string">
            <text:p>percontractcoin1points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string">
            <text:p>percontractconductor1move1coin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ar2</text:p>
          </table:table-cell>
          <table:table-cell table:number-columns-repeated="3" office:value-type="string">
            <text:p>upgradean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ar1</text:p>
          </table:table-cell>
          <table:table-cell table:number-columns-repeated="3" office:value-type="string">
            <text:p>upgrade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22</text:p>
          </table:table-cell>
          <table:table-cell office:value-type="string">
            <text:p>upgrade01</text:p>
          </table:table-cell>
          <table:table-cell office:value-type="string">
            <text:p>upgrade12</text:p>
          </table:table-cell>
          <table:table-cell office:value-type="string">
            <text:p>points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421</text:p>
          </table:table-cell>
          <table:table-cell table:number-columns-repeated="2" office:value-type="string">
            <text:p>upgradeany</text:p>
          </table:table-cell>
          <table:table-cell office:value-type="string">
            <text:p>points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nductormail</text:p>
          </table:table-cell>
          <table:table-cell table:number-columns-repeated="3" office:value-type="string">
            <text:p>upgradeany</text:p>
          </table:table-cell>
          <table:table-cell office:value-type="string">
            <text:p>points4</text:p>
          </table:table-cell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string">
            <text:p>percontractpoints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r742</text:p>
          </table:table-cell>
          <table:table-cell office:value-type="string">
            <text:p>movetrain2</text:p>
          </table:table-cell>
          <table:table-cell office:value-type="string">
            <text:p>points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r11x2</text:p>
          </table:table-cell>
          <table:table-cell office:value-type="string">
            <text:p>upgrade12</text:p>
          </table:table-cell>
          <table:table-cell office:value-type="string">
            <text:p>upgrade24</text:p>
          </table:table-cell>
          <table:table-cell office:value-type="string">
            <text:p>upgrade4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r77</text:p>
          </table:table-cell>
          <table:table-cell table:number-columns-repeated="2" office:value-type="string">
            <text:p>upgrade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videncetake</text:p>
          </table:table-cell>
          <table:table-cell office:value-type="string">
            <text:p>coin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videncegive</text:p>
          </table:table-cell>
          <table:table-cell office:value-type="string">
            <text:p>coi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videncetake</text:p>
          </table:table-cell>
          <table:table-cell office:value-type="string">
            <text:p>coin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videncegive</text:p>
          </table:table-cell>
          <table:table-cell office:value-type="string">
            <text:p>coin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videncedestroy</text:p>
          </table:table-cell>
          <table:table-cell office:value-type="string">
            <text:p>coin3</text:p>
          </table:table-cell>
          <table:table-cell table:number-columns-repeated="3"/>
        </table:table-row>
      </table:table>
      <table:table table:name="switches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set</text:p>
          </table:table-cell>
          <table:table-cell office:value-type="string">
            <text:p>stage</text:p>
          </table:table-cell>
          <table:table-cell office:value-type="string">
            <text:p>requirecar</text:p>
          </table:table-cell>
          <table:table-cell office:value-type="string">
            <text:p>upperbonus</text:p>
          </table:table-cell>
          <table:table-cell office:value-type="string">
            <text:p>lowerbonus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switch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points4</text:p>
          </table:table-cell>
          <table:table-cell office:value-type="string">
            <text:p>points4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switch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oints5</text:p>
          </table:table-cell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oints6</text:p>
          </table:table-cell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oints5</text:p>
          </table:table-cell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oints4</text:p>
          </table:table-cell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oints8</text:p>
          </table:table-cell>
        </table:table-row>
      </table:table>
      <table:table table:name="mechanic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set</text:p>
          </table:table-cell>
          <table:table-cell office:value-type="string">
            <text:p>stage</text:p>
          </table:table-cell>
          <table:table-cell office:value-type="string">
            <text:p>requirementupper</text:p>
          </table:table-cell>
          <table:table-cell office:value-type="string">
            <text:p>requirementlower</text:p>
          </table:table-cell>
          <table:table-cell office:value-type="string">
            <text:p>action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oin1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in2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in2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ovetrain2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in1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in2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conductor1move3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ovetrain1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movetrain1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coin2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coin2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mechanic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nductor1move3</text:p>
          </table:table-cell>
        </table:table-row>
      </table:table>
      <table:table table:name="passengerluggage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set</text:p>
          </table:table-cell>
          <table:table-cell office:value-type="string">
            <text:p>stage</text:p>
          </table:table-cell>
          <table:table-cell table:style-name="Default" office:value-type="string">
            <text:p>passenger</text:p>
          </table:table-cell>
          <table:table-cell office:value-type="string">
            <text:p>passengercoin</text:p>
          </table:table-cell>
          <table:table-cell office:value-type="string">
            <text:p>passengeraction1</text:p>
          </table:table-cell>
          <table:table-cell office:value-type="string">
            <text:p>passengeraction2</text:p>
          </table:table-cell>
          <table:table-cell table:style-name="Default" office:value-type="string">
            <text:p>luggage</text:p>
          </table:table-cell>
          <table:table-cell office:value-type="string">
            <text:p>luggagepoints</text:p>
          </table:table-cell>
          <table:table-cell office:value-type="string">
            <text:p>luggageaction1</text:p>
          </table:table-cell>
          <table:table-cell office:value-type="string">
            <text:p>luggageaction2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passlu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number-columns-repeated="3"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gaincar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movetrain1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ovetrain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gaincar0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upgradean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ovetrain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boolean" office:boolean-value="2">
            <text:p>TR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boolean" office:boolean-value="2">
            <text:p>TRUE</text:p>
          </table:table-cell>
          <table:table-cell office:value-type="float" office:value="2">
            <text:p>2</text:p>
          </table:table-cell>
          <table:table-cell office:value-type="string">
            <text:p>gaincar0</text:p>
          </table:table-cell>
          <table:table-cell office:value-type="string">
            <text:p>upgrade01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boolean" office:boolean-value="3">
            <text:p>TRUE</text:p>
          </table:table-cell>
          <table:table-cell office:value-type="float" office:value="1">
            <text:p>1</text:p>
          </table:table-cell>
          <table:table-cell office:value-type="string">
            <text:p>coin1</text:p>
          </table:table-cell>
          <table:table-cell/>
          <table:table-cell office:value-type="boolean" office:boolean-value="3">
            <text:p>TRUE</text:p>
          </table:table-cell>
          <table:table-cell office:value-type="float" office:value="2">
            <text:p>2</text:p>
          </table:table-cell>
          <table:table-cell office:value-type="string">
            <text:p>upgradeany</text:p>
          </table:table-cell>
          <table:table-cell office:value-type="string">
            <text:p>points2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boolean" office:boolean-value="4">
            <text:p>TRUE</text:p>
          </table:table-cell>
          <table:table-cell office:value-type="float" office:value="1">
            <text:p>1</text:p>
          </table:table-cell>
          <table:table-cell office:value-type="string">
            <text:p>coin1</text:p>
          </table:table-cell>
          <table:table-cell/>
          <table:table-cell office:value-type="boolean" office:boolean-value="4">
            <text:p>TRUE</text:p>
          </table:table-cell>
          <table:table-cell office:value-type="float" office:value="2">
            <text:p>2</text:p>
          </table:table-cell>
          <table:table-cell office:value-type="string">
            <text:p>movetrain1</text:p>
          </table:table-cell>
          <table:table-cell office:value-type="string">
            <text:p>points2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boolean" office:boolean-value="5">
            <text:p>TRUE</text:p>
          </table:table-cell>
          <table:table-cell office:value-type="float" office:value="1">
            <text:p>1</text:p>
          </table:table-cell>
          <table:table-cell office:value-type="string">
            <text:p>coin1</text:p>
          </table:table-cell>
          <table:table-cell/>
          <table:table-cell office:value-type="boolean" office:boolean-value="5">
            <text:p>TRUE</text:p>
          </table:table-cell>
          <table:table-cell office:value-type="float" office:value="2">
            <text:p>2</text:p>
          </table:table-cell>
          <table:table-cell office:value-type="string">
            <text:p>conductor1move1</text:p>
          </table:table-cell>
          <table:table-cell office:value-type="string">
            <text:p>points2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boolean" office:boolean-value="6">
            <text:p>TRUE</text:p>
          </table:table-cell>
          <table:table-cell office:value-type="float" office:value="1">
            <text:p>1</text:p>
          </table:table-cell>
          <table:table-cell office:value-type="string">
            <text:p>coin1</text:p>
          </table:table-cell>
          <table:table-cell/>
          <table:table-cell office:value-type="boolean" office:boolean-value="6">
            <text:p>TRUE</text:p>
          </table:table-cell>
          <table:table-cell office:value-type="float" office:value="2">
            <text:p>2</text:p>
          </table:table-cell>
          <table:table-cell office:value-type="string">
            <text:p>upgrade12</text:p>
          </table:table-cell>
          <table:table-cell office:value-type="string">
            <text:p>points2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boolean" office:boolean-value="7">
            <text:p>TRUE</text:p>
          </table:table-cell>
          <table:table-cell office:value-type="float" office:value="1">
            <text:p>1</text:p>
          </table:table-cell>
          <table:table-cell office:value-type="string">
            <text:p>movetrain1</text:p>
          </table:table-cell>
          <table:table-cell office:value-type="string">
            <text:p>coin1</text:p>
          </table:table-cell>
          <table:table-cell office:value-type="boolean" office:boolean-value="7">
            <text:p>TRUE</text:p>
          </table:table-cell>
          <table:table-cell office:value-type="float" office:value="2">
            <text:p>2</text:p>
          </table:table-cell>
          <table:table-cell office:value-type="string">
            <text:p>conductor1move1</text:p>
          </table:table-cell>
          <table:table-cell office:value-type="string">
            <text:p>points2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boolean" office:boolean-value="8">
            <text:p>TRUE</text:p>
          </table:table-cell>
          <table:table-cell office:value-type="float" office:value="1">
            <text:p>1</text:p>
          </table:table-cell>
          <table:table-cell office:value-type="string">
            <text:p>gaincar0</text:p>
          </table:table-cell>
          <table:table-cell office:value-type="string">
            <text:p>coin1</text:p>
          </table:table-cell>
          <table:table-cell office:value-type="boolean" office:boolean-value="8">
            <text:p>TRUE</text:p>
          </table:table-cell>
          <table:table-cell office:value-type="float" office:value="2">
            <text:p>2</text:p>
          </table:table-cell>
          <table:table-cell office:value-type="string">
            <text:p>gaincar0</text:p>
          </table:table-cell>
          <table:table-cell office:value-type="string">
            <text:p>points2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boolean" office:boolean-value="9">
            <text:p>TRUE</text:p>
          </table:table-cell>
          <table:table-cell office:value-type="float" office:value="1">
            <text:p>1</text:p>
          </table:table-cell>
          <table:table-cell office:value-type="string">
            <text:p>coin2</text:p>
          </table:table-cell>
          <table:table-cell/>
          <table:table-cell office:value-type="boolean" office:boolean-value="9">
            <text:p>TRUE</text:p>
          </table:table-cell>
          <table:table-cell office:value-type="float" office:value="2">
            <text:p>2</text:p>
          </table:table-cell>
          <table:table-cell office:value-type="string">
            <text:p>movetrain1</text:p>
          </table:table-cell>
          <table:table-cell office:value-type="string">
            <text:p>points4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boolean" office:boolean-value="10">
            <text:p>TRUE</text:p>
          </table:table-cell>
          <table:table-cell office:value-type="float" office:value="1">
            <text:p>1</text:p>
          </table:table-cell>
          <table:table-cell office:value-type="string">
            <text:p>coin2</text:p>
          </table:table-cell>
          <table:table-cell/>
          <table:table-cell office:value-type="boolean" office:boolean-value="10">
            <text:p>TRUE</text:p>
          </table:table-cell>
          <table:table-cell office:value-type="float" office:value="2">
            <text:p>2</text:p>
          </table:table-cell>
          <table:table-cell office:value-type="string">
            <text:p>points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boolean" office:boolean-value="11">
            <text:p>TRUE</text:p>
          </table:table-cell>
          <table:table-cell office:value-type="float" office:value="1">
            <text:p>1</text:p>
          </table:table-cell>
          <table:table-cell office:value-type="string">
            <text:p>movetrain1</text:p>
          </table:table-cell>
          <table:table-cell office:value-type="string">
            <text:p>coin2</text:p>
          </table:table-cell>
          <table:table-cell office:value-type="boolean" office:boolean-value="11">
            <text:p>TRUE</text:p>
          </table:table-cell>
          <table:table-cell office:value-type="float" office:value="2">
            <text:p>2</text:p>
          </table:table-cell>
          <table:table-cell office:value-type="string">
            <text:p>conductor2move1</text:p>
          </table:table-cell>
          <table:table-cell office:value-type="string">
            <text:p>points4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boolean" office:boolean-value="12">
            <text:p>TRUE</text:p>
          </table:table-cell>
          <table:table-cell office:value-type="float" office:value="1">
            <text:p>1</text:p>
          </table:table-cell>
          <table:table-cell office:value-type="string">
            <text:p>coin2</text:p>
          </table:table-cell>
          <table:table-cell/>
          <table:table-cell office:value-type="boolean" office:boolean-value="12">
            <text:p>TRUE</text:p>
          </table:table-cell>
          <table:table-cell office:value-type="float" office:value="2">
            <text:p>2</text:p>
          </table:table-cell>
          <table:table-cell office:value-type="string">
            <text:p>points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boolean" office:boolean-value="13">
            <text:p>TRUE</text:p>
          </table:table-cell>
          <table:table-cell office:value-type="float" office:value="1">
            <text:p>1</text:p>
          </table:table-cell>
          <table:table-cell office:value-type="string">
            <text:p>conductor1move1</text:p>
          </table:table-cell>
          <table:table-cell office:value-type="string">
            <text:p>coin2</text:p>
          </table:table-cell>
          <table:table-cell office:value-type="boolean" office:boolean-value="13">
            <text:p>TRUE</text:p>
          </table:table-cell>
          <table:table-cell office:value-type="float" office:value="2">
            <text:p>2</text:p>
          </table:table-cell>
          <table:table-cell office:value-type="string">
            <text:p>movetrain2</text:p>
          </table:table-cell>
          <table:table-cell office:value-type="string">
            <text:p>points4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boolean" office:boolean-value="14">
            <text:p>TRUE</text:p>
          </table:table-cell>
          <table:table-cell office:value-type="float" office:value="1">
            <text:p>1</text:p>
          </table:table-cell>
          <table:table-cell office:value-type="string">
            <text:p>upgrade47</text:p>
          </table:table-cell>
          <table:table-cell office:value-type="string">
            <text:p>coin2</text:p>
          </table:table-cell>
          <table:table-cell office:value-type="boolean" office:boolean-value="14">
            <text:p>TRUE</text:p>
          </table:table-cell>
          <table:table-cell office:value-type="float" office:value="2">
            <text:p>2</text:p>
          </table:table-cell>
          <table:table-cell office:value-type="string">
            <text:p>upgradeany</text:p>
          </table:table-cell>
          <table:table-cell office:value-type="string">
            <text:p>points4</text:p>
          </table:table-cell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3/05/2020</text:date>, <text:time>13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5:45:28.59</meta:creation-date>
    <meta:generator>OpenOffice/4.1.5$Win32 OpenOffice.org_project/415m1$Build-9789</meta:generator>
    <dc:date>2020-05-03T13:30:00.55</dc:date>
    <meta:editing-duration>PT21H44M28S</meta:editing-duration>
    <meta:editing-cycles>10</meta:editing-cycles>
    <meta:document-statistic meta:table-count="10" meta:cell-count="1260" meta:object-count="0"/>
  </office:meta>
</office:document-meta>
</file>